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isericordias Domini</text:span><text:span text:style-name="T1"><text:line-break/></text:span><text:span text:style-name="T1">In aeternum</text:span><text:span text:style-name="T1"><text:line-break/></text:span><text:span text:style-name="T1">cantab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15:27</meta:creation-date>
    <dc:creator>Rafał Talacha</dc:creator>
    <dc:date>2009-01-27T08:59:16</dc:date>
    <dc:language>pl-PL</dc:language>
    <meta:editing-cycles>4</meta:editing-cycles>
    <meta:editing-duration>PT1M4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